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d848"/>
    </style:style>
    <style:style style:name="T1" style:family="text">
      <style:text-properties officeooo:rsid="0011ea47"/>
    </style:style>
    <style:style style:name="T2" style:family="text">
      <style:text-properties officeooo:rsid="00121b45"/>
    </style:style>
    <style:style style:name="T3" style:family="text">
      <style:text-properties fo:font-variant="normal" fo:text-transform="none" fo:color="#282829" style:font-name="apple-system" fo:font-size="9pt" fo:letter-spacing="normal" fo:font-style="normal" fo:font-weight="normal"/>
    </style:style>
    <style:style style:name="T4" style:family="text">
      <style:text-properties fo:font-variant="normal" fo:text-transform="none" fo:color="#282829" style:font-name="apple-system" fo:font-size="9pt" fo:letter-spacing="normal" fo:font-style="normal" fo:font-weight="normal" officeooo:rsid="00121b45"/>
    </style:style>
    <style:style style:name="T5" style:family="text">
      <style:text-properties officeooo:rsid="0011d8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Moore Law </text:span><text:span text:style-name="T1">is an observation that transistor density would double every 2 years. It’s revolve around the notion that smaller transistor switch faster. However there is </text:span><text:span text:style-name="T2">a physical limitation which is the constraints of how much power can be dissipated from a chip die. Switching between 0 and <text:s/>1 to do computation will benefit by additional number of transistor. However, <text:s/>heat will be bottleneck, since it could reduce performance, and if the thermal management <text:s/>/ air cooling does not work well, it could melt the cores. Therefore, By focusing on the number of transisitions only, as opposed to </text:span><text:span text:style-name="T3">the effective computing power for typical instruction mixes and workloads, <text:s/>additional transistors </text:span><text:span text:style-name="T4">doesnt help boost performance if </text:span><text:span text:style-name="T3">their utilization keeps droppin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7:36:53.452114626</meta:creation-date>
    <meta:editing-duration>PT32M19S</meta:editing-duration>
    <meta:editing-cycles>2</meta:editing-cycles>
    <meta:generator>LibreOffice/6.4.6.2$Linux_X86_64 LibreOffice_project/40$Build-2</meta:generator>
    <dc:date>2021-02-20T18:19:22.436359762</dc:date>
    <meta:document-statistic meta:table-count="0" meta:image-count="0" meta:object-count="0" meta:page-count="1" meta:paragraph-count="1" meta:word-count="119" meta:character-count="761" meta:non-whitespace-character-count="638"/>
  </office:meta>
</office:document-meta>
</file>